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Pictures/10000001000003160000045EA06551A8F0EB71E5.png" manifest:media-type="image/png"/>
  <manifest:file-entry manifest:full-path="Object 1/Pictures/10000001000003160000045ECC31D0158A37C1F8.png" manifest:media-type="image/png"/>
  <manifest:file-entry manifest:full-path="Object 1/Pictures/10000001000003160000045E9C5FFA10CB701BDF.png" manifest:media-type="image/png"/>
  <manifest:file-entry manifest:full-path="Object 1/Pictures/10000001000003160000045EEDFEFFF396EDDFCC.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style:width="17cm" table:align="margins"/>
    </style:style>
    <style:style style:name="项目节点.A" style:family="table-column">
      <style:table-column-properties style:column-width="4.249cm" style:rel-column-width="16383*"/>
    </style:style>
    <style:style style:name="项目节点.D" style:family="table-column">
      <style:table-column-properties style:column-width="4.251cm"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项目节点.A4" style:family="table-cell">
      <style:table-cell-properties fo:padding="0.097cm" fo:border-left="0.5pt solid #000000" fo:border-right="none" fo:border-top="none" fo:border-bottom="0.5pt solid #000000"/>
    </style:style>
    <style:style style:name="项目节点.B4" style:family="table-cell">
      <style:table-cell-properties fo:padding="0.097cm" fo:border-left="0.5pt solid #000000" fo:border-right="none" fo:border-top="none" fo:border-bottom="0.5pt solid #000000"/>
    </style:style>
    <style:style style:name="项目节点.C4" style:family="table-cell">
      <style:table-cell-properties fo:padding="0.097cm" fo:border-left="0.5pt solid #000000" fo:border-right="none" fo:border-top="none" fo:border-bottom="0.5pt solid #000000"/>
    </style:style>
    <style:style style:name="项目节点.D4" style:family="table-cell">
      <style:table-cell-properties fo:padding="0.097cm" fo:border-left="0.5pt solid #000000" fo:border-right="0.5pt solid #000000" fo:border-top="none" fo:border-bottom="0.5pt solid #000000"/>
    </style:style>
    <style:style style:name="项目节点.A5" style:family="table-cell">
      <style:table-cell-properties fo:padding="0.097cm" fo:border-left="0.5pt solid #000000" fo:border-right="none" fo:border-top="none" fo:border-bottom="0.5pt solid #000000"/>
    </style:style>
    <style:style style:name="项目节点.B5" style:family="table-cell">
      <style:table-cell-properties fo:padding="0.097cm" fo:border-left="0.5pt solid #000000" fo:border-right="none" fo:border-top="none" fo:border-bottom="0.5pt solid #000000"/>
    </style:style>
    <style:style style:name="项目节点.C5" style:family="table-cell">
      <style:table-cell-properties fo:padding="0.097cm" fo:border-left="0.5pt solid #000000" fo:border-right="none" fo:border-top="none" fo:border-bottom="0.5pt solid #000000"/>
    </style:style>
    <style:style style:name="项目节点.D5"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Table_20_Contents">
      <style:text-properties officeooo:paragraph-rsid="00267cd5"/>
    </style:style>
    <style:style style:name="P14" style:family="paragraph" style:parent-style-name="Text_20_body">
      <style:text-properties officeooo:paragraph-rsid="00267cd5"/>
    </style:style>
    <style:style style:name="P15" style:family="paragraph" style:parent-style-name="Standard">
      <style:text-properties officeooo:paragraph-rsid="001e976e"/>
    </style:style>
    <style:style style:name="P16" style:family="paragraph" style:parent-style-name="Table_20_Contents">
      <style:text-properties officeooo:paragraph-rsid="001e976e"/>
    </style:style>
    <style:style style:name="P17" style:family="paragraph" style:parent-style-name="Text_20_body">
      <style:text-properties officeooo:paragraph-rsid="001e976e"/>
    </style:style>
    <style:style style:name="P18" style:family="paragraph" style:parent-style-name="Standard">
      <style:text-properties officeooo:paragraph-rsid="00171c97"/>
    </style:style>
    <style:style style:name="P19" style:family="paragraph" style:parent-style-name="Table_20_Contents">
      <style:text-properties officeooo:paragraph-rsid="00171c97"/>
    </style:style>
    <style:style style:name="P20" style:family="paragraph" style:parent-style-name="Text_20_body">
      <style:text-properties officeooo:paragraph-rsid="00171c97"/>
    </style:style>
    <style:style style:name="P21" style:family="paragraph" style:parent-style-name="Standard">
      <style:text-properties officeooo:paragraph-rsid="001e8553"/>
    </style:style>
    <style:style style:name="P22" style:family="paragraph" style:parent-style-name="Table_20_Contents">
      <style:text-properties officeooo:paragraph-rsid="001e8553"/>
    </style:style>
    <style:style style:name="P23" style:family="paragraph" style:parent-style-name="Text_20_body">
      <style:text-properties officeooo:paragraph-rsid="001e8553"/>
    </style:style>
    <style:style style:name="P24" style:family="paragraph" style:parent-style-name="Standard">
      <style:text-properties officeooo:paragraph-rsid="00207d2f"/>
    </style:style>
    <style:style style:name="P25" style:family="paragraph" style:parent-style-name="Table_20_Contents">
      <style:text-properties officeooo:paragraph-rsid="00207d2f"/>
    </style:style>
    <style:style style:name="P26" style:family="paragraph" style:parent-style-name="Text_20_body">
      <style:text-properties officeooo:paragraph-rsid="00207d2f"/>
    </style:style>
    <style:style style:name="P27" style:family="paragraph" style:parent-style-name="Standard">
      <style:text-properties officeooo:paragraph-rsid="00221f7f"/>
    </style:style>
    <style:style style:name="P28" style:family="paragraph" style:parent-style-name="Table_20_Contents">
      <style:text-properties officeooo:paragraph-rsid="00221f7f"/>
    </style:style>
    <style:style style:name="P29" style:family="paragraph" style:parent-style-name="Text_20_body">
      <style:text-properties officeooo:paragraph-rsid="00221f7f"/>
    </style:style>
    <style:style style:name="P30" style:family="paragraph" style:parent-style-name="Table_20_Contents">
      <style:text-properties officeooo:rsid="00267cd5" officeooo:paragraph-rsid="00267cd5"/>
    </style:style>
    <style:style style:name="P31" style:family="paragraph" style:parent-style-name="Heading_20_1">
      <style:paragraph-properties fo:break-before="page"/>
      <style:text-properties officeooo:paragraph-rsid="00267cd5"/>
    </style:style>
    <style:style style:name="P32" style:family="paragraph" style:parent-style-name="Heading_20_1">
      <style:paragraph-properties fo:break-before="page"/>
    </style:style>
    <style:style style:name="P33" style:family="paragraph" style:parent-style-name="Heading_20_2">
      <style:text-properties officeooo:paragraph-rsid="0014717c"/>
    </style:style>
    <style:style style:name="P34" style:family="paragraph" style:parent-style-name="Heading_20_2">
      <style:text-properties officeooo:paragraph-rsid="001e976e"/>
    </style:style>
    <style:style style:name="P35" style:family="paragraph" style:parent-style-name="Table_20_Contents">
      <style:text-properties officeooo:rsid="002d172e" officeooo:paragraph-rsid="002d172e"/>
    </style:style>
    <style:style style:name="P36" style:family="paragraph" style:parent-style-name="Table_20_Contents">
      <style:text-properties officeooo:rsid="002d172e"/>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1691037130384">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1691037135856">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1691037123184">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1691037123472">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14"/>
      <table:table table:name="修订历史" table:style-name="修订历史">
        <table:table-column table:style-name="修订历史.A"/>
        <table:table-column table:style-name="修订历史.B"/>
        <table:table-column table:style-name="修订历史.C"/>
        <table:table-row table:style-name="TableLine1691037127216">
          <table:table-cell table:style-name="修订历史.A1" office:value-type="string">
            <text:p text:style-name="P13">时间</text:p>
          </table:table-cell>
          <table:table-cell table:style-name="修订历史.A1" office:value-type="string">
            <text:p text:style-name="P13">描述</text:p>
          </table:table-cell>
          <table:table-cell table:style-name="修订历史.C1" office:value-type="string">
            <text:p text:style-name="P13">原因</text:p>
          </table:table-cell>
        </table:table-row>
        <table:table-row table:style-name="TableLine1691037127792">
          <table:table-cell table:style-name="修订历史.A2" office:value-type="string">
            <text:p text:style-name="P30">2023_0729</text:p>
          </table:table-cell>
          <table:table-cell table:style-name="修订历史.A2" office:value-type="string">
            <text:p text:style-name="P30">完成初版编写，除结项报告外其他内容均实现</text:p>
          </table:table-cell>
          <table:table-cell table:style-name="修订历史.C2" office:value-type="string">
            <text:p text:style-name="P13"/>
          </table:table-cell>
        </table:table-row>
      </table:table>
      <text:h text:style-name="P31"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33"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1691037136432">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1691037131536">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1691034032928">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169103403465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1691034024000">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1691034036384">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33" text:outline-level="2"><text:soft-page-break/>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1691034039552">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1691040871872">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1691040878784">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1691040871296">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1691040885696">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1691040880800">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32"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1691040875040">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1691040875904">
          <table:table-cell table:style-name="项目节点.A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1691040876192">
          <table:table-cell table:style-name="项目节点.A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row table:style-name="TableLine1691040876192">
          <table:table-cell table:style-name="项目节点.A4" office:value-type="string">
            <text:p text:style-name="P35">2023-08</text:p>
          </table:table-cell>
          <table:table-cell table:style-name="项目节点.C4" office:value-type="string">
            <text:p text:style-name="P36">搭建算法平台</text:p>
          </table:table-cell>
          <table:table-cell table:style-name="项目节点.C4" office:value-type="string">
            <text:p text:style-name="Table_20_Contents">算法开发平台的搭建</text:p>
          </table:table-cell>
          <table:table-cell table:style-name="项目节点.D4" office:value-type="string">
            <text:p text:style-name="Table_20_Contents">完成</text:p>
          </table:table-cell>
        </table:table-row>
        <table:table-row table:style-name="TableLine1691040876192">
          <table:table-cell table:style-name="项目节点.A5" office:value-type="string">
            <text:p text:style-name="P35">2023-08</text:p>
          </table:table-cell>
          <table:table-cell table:style-name="项目节点.C5" office:value-type="string">
            <text:p text:style-name="P36">搭建系统仿真平台</text:p>
          </table:table-cell>
          <table:table-cell table:style-name="项目节点.C5" office:value-type="string">
            <text:p text:style-name="Table_20_Contents">在ubuntu上搭建系统仿真平台</text:p>
          </table:table-cell>
          <table:table-cell table:style-name="项目节点.D5" office:value-type="string">
            <text:p text:style-name="Table_20_Contents">完成</text:p>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32"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1691040877056">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1691040876768">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1691040885120">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0"/>
      <table:table table:name="上位机执行流程" table:style-name="上位机执行流程">
        <table:table-column table:style-name="上位机执行流程.A"/>
        <table:table-column table:style-name="上位机执行流程.B"/>
        <table:table-column table:style-name="上位机执行流程.C"/>
        <table:table-row table:style-name="TableLine1691041040208">
          <table:table-cell table:style-name="上位机执行流程.A1" office:value-type="string">
            <text:p text:style-name="P19">执行流程</text:p>
          </table:table-cell>
          <table:table-cell table:style-name="上位机执行流程.A1" office:value-type="string">
            <text:p text:style-name="P19">执行描述</text:p>
          </table:table-cell>
          <table:table-cell table:style-name="上位机执行流程.C1" office:value-type="string">
            <text:p text:style-name="P19">是否启用</text:p>
          </table:table-cell>
        </table:table-row>
        <table:table-row table:style-name="TableLine1691041047408">
          <table:table-cell table:style-name="上位机执行流程.A2" office:value-type="string">
            <text:p text:style-name="P19">确定设计界面</text:p>
          </table:table-cell>
          <table:table-cell table:style-name="上位机执行流程.B2" office:value-type="string">
            <text:p text:style-name="P19">界面是上位机的基础单元，需求通过界面进行反应</text:p>
          </table:table-cell>
          <table:table-cell table:style-name="上位机执行流程.C2" office:value-type="string">
            <text:p text:style-name="P19">是</text:p>
          </table:table-cell>
        </table:table-row>
        <table:table-row table:style-name="TableLine1691041045968">
          <table:table-cell table:style-name="上位机执行流程.A3" office:value-type="string">
            <text:p text:style-name="P19">实现逻辑驱动</text:p>
          </table:table-cell>
          <table:table-cell table:style-name="上位机执行流程.B3" office:value-type="string">
            <text:p text:style-name="P19">完成界面设计后，驱动逻辑，使之可以调用相关的资源</text:p>
          </table:table-cell>
          <table:table-cell table:style-name="上位机执行流程.C3" office:value-type="string">
            <text:p text:style-name="P19">是</text:p>
          </table:table-cell>
        </table:table-row>
      </table:table>
      <text:p text:style-name="P18"/>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0"/>
      <table:table table:name="ARM执行流程" table:style-name="ARM执行流程">
        <table:table-column table:style-name="ARM执行流程.A"/>
        <table:table-column table:style-name="ARM执行流程.B"/>
        <table:table-column table:style-name="ARM执行流程.C"/>
        <table:table-row table:style-name="TableLine1691041039920">
          <table:table-cell table:style-name="ARM执行流程.A1" office:value-type="string">
            <text:p text:style-name="P19">执行流程</text:p>
          </table:table-cell>
          <table:table-cell table:style-name="ARM执行流程.A1" office:value-type="string">
            <text:p text:style-name="P19">执行描述</text:p>
          </table:table-cell>
          <table:table-cell table:style-name="ARM执行流程.C1" office:value-type="string">
            <text:p text:style-name="P19">是否启用</text:p>
          </table:table-cell>
        </table:table-row>
        <text:soft-page-break/>
        <table:table-row table:style-name="TableLine1691041039344">
          <table:table-cell table:style-name="ARM执行流程.A2" office:value-type="string">
            <text:p text:style-name="P19">申请主循环周期</text:p>
          </table:table-cell>
          <table:table-cell table:style-name="ARM执行流程.B2" office:value-type="string">
            <text:p text:style-name="P19">在裸机程序中，申请一个短周期的执行区间</text:p>
          </table:table-cell>
          <table:table-cell table:style-name="ARM执行流程.C2" office:value-type="string">
            <text:p text:style-name="P19">是</text:p>
          </table:table-cell>
        </table:table-row>
        <table:table-row table:style-name="TableLine1691041037040">
          <table:table-cell table:style-name="ARM执行流程.A3" office:value-type="string">
            <text:p text:style-name="P19">实现子循环功能</text:p>
          </table:table-cell>
          <table:table-cell table:style-name="ARM执行流程.B3" office:value-type="string">
            <text:p text:style-name="P19">通过执行区间的反复运行实现子功能的逻辑</text:p>
          </table:table-cell>
          <table:table-cell table:style-name="ARM执行流程.C3" office:value-type="string">
            <text:p text:style-name="P19">是</text:p>
          </table:table-cell>
        </table:table-row>
      </table:table>
      <text:p text:style-name="P18"/>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0"/>
      <table:table table:name="FPGA执行流程" table:style-name="FPGA执行流程">
        <table:table-column table:style-name="FPGA执行流程.A"/>
        <table:table-column table:style-name="FPGA执行流程.B"/>
        <table:table-column table:style-name="FPGA执行流程.C"/>
        <table:table-row table:style-name="TableLine1691041044816">
          <table:table-cell table:style-name="FPGA执行流程.A1" office:value-type="string">
            <text:p text:style-name="P19">执行流程</text:p>
          </table:table-cell>
          <table:table-cell table:style-name="FPGA执行流程.A1" office:value-type="string">
            <text:p text:style-name="P19">执行描述</text:p>
          </table:table-cell>
          <table:table-cell table:style-name="FPGA执行流程.C1" office:value-type="string">
            <text:p text:style-name="P19">是否启用</text:p>
          </table:table-cell>
        </table:table-row>
        <table:table-row table:style-name="TableLine1691041035024">
          <table:table-cell table:style-name="FPGA执行流程.A2" office:value-type="string">
            <text:p text:style-name="P19">编写逻辑代码</text:p>
          </table:table-cell>
          <table:table-cell table:style-name="FPGA执行流程.B2" office:value-type="string">
            <text:p text:style-name="P19">实现对应的逻辑功能</text:p>
          </table:table-cell>
          <table:table-cell table:style-name="FPGA执行流程.C2" office:value-type="string">
            <text:p text:style-name="P19">是</text:p>
          </table:table-cell>
        </table:table-row>
        <table:table-row table:style-name="TableLine1691041046832">
          <table:table-cell table:style-name="FPGA执行流程.A3" office:value-type="string">
            <text:p text:style-name="P19">实现逻辑仿真</text:p>
          </table:table-cell>
          <table:table-cell table:style-name="FPGA执行流程.B3" office:value-type="string">
            <text:p text:style-name="P19">对实现的逻辑功能进行预期验证</text:p>
          </table:table-cell>
          <table:table-cell table:style-name="FPGA执行流程.C3" office:value-type="string">
            <text:p text:style-name="P19">是</text:p>
          </table:table-cell>
        </table:table-row>
        <table:table-row table:style-name="TableLine1691041048560">
          <table:table-cell table:style-name="FPGA执行流程.A4" office:value-type="string">
            <text:p text:style-name="P19">端口兼容验证</text:p>
          </table:table-cell>
          <table:table-cell table:style-name="FPGA执行流程.B4" office:value-type="string">
            <text:p text:style-name="P19">对端口进行兼容性处理，使之满足系统调用需求</text:p>
          </table:table-cell>
          <table:table-cell table:style-name="FPGA执行流程.C4" office:value-type="string">
            <text:p text:style-name="P19">是</text:p>
          </table:table-cell>
        </table:table-row>
        <table:table-row table:style-name="TableLine1691041048848">
          <table:table-cell table:style-name="FPGA执行流程.A5" office:value-type="string">
            <text:p text:style-name="P19">实现系统仿真</text:p>
          </table:table-cell>
          <table:table-cell table:style-name="FPGA执行流程.B5" office:value-type="string">
            <text:p text:style-name="P19">对端口进行系统冲击仿真</text:p>
          </table:table-cell>
          <table:table-cell table:style-name="FPGA执行流程.C5" office:value-type="string">
            <text:p text:style-name="P19">是</text:p>
          </table:table-cell>
        </table:table-row>
        <table:table-row table:style-name="TableLine1691041045680">
          <table:table-cell table:style-name="FPGA执行流程.A6" office:value-type="string">
            <text:p text:style-name="P19">在线调试验证</text:p>
          </table:table-cell>
          <table:table-cell table:style-name="FPGA执行流程.B6" office:value-type="string">
            <text:p text:style-name="P19">完成逻辑的在线信号在线调试确认</text:p>
          </table:table-cell>
          <table:table-cell table:style-name="FPGA执行流程.C6" office:value-type="string">
            <text:p text:style-name="P19">是</text:p>
          </table:table-cell>
        </table:table-row>
        <table:table-row table:style-name="TableLine1691041043664">
          <table:table-cell table:style-name="FPGA执行流程.A7" office:value-type="string">
            <text:p text:style-name="P19">集成到子系统</text:p>
          </table:table-cell>
          <table:table-cell table:style-name="FPGA执行流程.B7" office:value-type="string">
            <text:p text:style-name="P19">将实现的核作为某个子系统的一部分进行集成</text:p>
          </table:table-cell>
          <table:table-cell table:style-name="FPGA执行流程.C7" office:value-type="string">
            <text:p text:style-name="P19">是</text:p>
          </table:table-cell>
        </table:table-row>
      </table:table>
      <text:p text:style-name="P18"/>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23"/>
      <table:table table:name="自动化执行流程" table:style-name="自动化执行流程">
        <table:table-column table:style-name="自动化执行流程.A"/>
        <table:table-column table:style-name="自动化执行流程.B"/>
        <table:table-column table:style-name="自动化执行流程.C"/>
        <table:table-row table:style-name="TableLine1691041044240">
          <table:table-cell table:style-name="自动化执行流程.A1" office:value-type="string">
            <text:p text:style-name="P22">执行流程</text:p>
          </table:table-cell>
          <table:table-cell table:style-name="自动化执行流程.A1" office:value-type="string">
            <text:p text:style-name="P22">执行描述</text:p>
          </table:table-cell>
          <table:table-cell table:style-name="自动化执行流程.C1" office:value-type="string">
            <text:p text:style-name="P22">是否启用</text:p>
          </table:table-cell>
        </table:table-row>
        <table:table-row table:style-name="TableLine1691041035600">
          <table:table-cell table:style-name="自动化执行流程.A2" office:value-type="string">
            <text:p text:style-name="P22">确定自动化需求</text:p>
          </table:table-cell>
          <table:table-cell table:style-name="自动化执行流程.A2" office:value-type="string">
            <text:p text:style-name="P22">重复次数超<text:span text:style-name="T6">10次的操作进行自动化标记</text:span></text:p>
          </table:table-cell>
          <table:table-cell table:style-name="自动化执行流程.C2" office:value-type="string">
            <text:p text:style-name="P22">是</text:p>
          </table:table-cell>
        </table:table-row>
        <table:table-row table:style-name="自动化执行流程.3">
          <table:table-cell table:style-name="自动化执行流程.A2" office:value-type="string">
            <text:p text:style-name="P22">脚本实现简化</text:p>
          </table:table-cell>
          <table:table-cell table:style-name="自动化执行流程.A2" office:value-type="string">
            <text:p text:style-name="P22">将操作进行脚本化缩短，以提高设计的效率</text:p>
          </table:table-cell>
          <table:table-cell table:style-name="自动化执行流程.C2" office:value-type="string">
            <text:p text:style-name="P22">是</text:p>
          </table:table-cell>
        </table:table-row>
      </table:table>
      <text:p text:style-name="P21"/>
      <text:p text:style-name="P21"/>
      <text:p text:style-name="P21"/>
      <text:p text:style-name="P21"/>
      <text:h text:style-name="P32" text:outline-level="1">5 <text:s/>项目成果</text:h>
      <text:h text:style-name="P34"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17"/>
      <table:table table:name="应用成果" table:style-name="应用成果">
        <table:table-column table:style-name="应用成果.A"/>
        <table:table-column table:style-name="应用成果.B"/>
        <table:table-column table:style-name="应用成果.C"/>
        <table:table-row table:style-name="TableLine1691041066704">
          <table:table-cell table:style-name="应用成果.A1" office:value-type="string">
            <text:p text:style-name="P16">成果</text:p>
          </table:table-cell>
          <table:table-cell table:style-name="应用成果.A1" office:value-type="string">
            <text:p text:style-name="P16">描述</text:p>
          </table:table-cell>
          <table:table-cell table:style-name="应用成果.C1" office:value-type="string">
            <text:p text:style-name="P16">是否有链接</text:p>
          </table:table-cell>
        </table:table-row>
        <table:table-row table:style-name="TableLine1691041066416">
          <table:table-cell table:style-name="应用成果.A2" office:value-type="string">
            <text:p text:style-name="P16">上位机</text:p>
          </table:table-cell>
          <table:table-cell table:style-name="应用成果.A2" office:value-type="string">
            <text:p text:style-name="P16">可以控制嵌入式数据的上位机，逐渐完善</text:p>
          </table:table-cell>
          <table:table-cell table:style-name="应用成果.C2" office:value-type="string">
            <text:p text:style-name="P16">是</text:p>
          </table:table-cell>
        </table:table-row>
      </table:table>
      <text:p text:style-name="P15"/>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26"/>
      <table:table table:name="知识成果" table:style-name="知识成果">
        <table:table-column table:style-name="知识成果.A"/>
        <table:table-column table:style-name="知识成果.B"/>
        <table:table-column table:style-name="知识成果.C"/>
        <table:table-row table:style-name="TableLine1691041063824">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1691041061232">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4"/>
      <text:p text:style-name="P24"/>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29"/>
      <table:table table:name="思维拓展" table:style-name="思维拓展">
        <table:table-column table:style-name="思维拓展.A"/>
        <table:table-column table:style-name="思维拓展.B"/>
        <table:table-column table:style-name="思维拓展.C"/>
        <table:table-row table:style-name="TableLine1691041062960">
          <table:table-cell table:style-name="思维拓展.A1" office:value-type="string">
            <text:p text:style-name="P28">成果</text:p>
          </table:table-cell>
          <table:table-cell table:style-name="思维拓展.A1" office:value-type="string">
            <text:p text:style-name="P28">描述</text:p>
          </table:table-cell>
          <table:table-cell table:style-name="思维拓展.C1" office:value-type="string">
            <text:p text:style-name="P28">是否有链接</text:p>
          </table:table-cell>
        </table:table-row>
        <table:table-row table:style-name="TableLine1691041064976">
          <table:table-cell table:style-name="思维拓展.A2" office:value-type="string">
            <text:p text:style-name="P28">反重复思维</text:p>
          </table:table-cell>
          <table:table-cell table:style-name="思维拓展.A2" office:value-type="string">
            <text:p text:style-name="P28">对重复操作敏感，寻求降低重复操作时间</text:p>
          </table:table-cell>
          <table:table-cell table:style-name="思维拓展.C2" office:value-type="string">
            <text:p text:style-name="P28"/>
          </table:table-cell>
        </table:table-row>
      </table:table>
      <text:p text:style-name="P27"/>
      <text:p text:style-name="P27"/>
      <text:p text:style-name="P27"/>
      <text:h text:style-name="P32" text:outline-level="1">6 <text:s/><text:span text:style-name="T3">结项</text:span>总结</text:h>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8T22:43:26.339000000</dc:date>
    <dc:creator>fpgaPublish</dc:creator>
    <meta:editing-duration>PT1H23M12S</meta:editing-duration>
    <meta:editing-cycles>22</meta:editing-cycles>
    <meta:generator>LibreOffice/7.3.4.2$Windows_X86_64 LibreOffice_project/728fec16bd5f605073805c3c9e7c4212a0120dc5</meta:generator>
    <meta:document-statistic meta:table-count="16" meta:image-count="0" meta:object-count="2" meta:page-count="8" meta:paragraph-count="204" meta:word-count="2721" meta:character-count="2982" meta:non-whitespace-character-count="291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框架可复用版本" VL:creator="fpgaPublish" dc:date-time="2023-07-29T06:32:34"/>
</VL:version-list>
</file>